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8T09:29:22.397343935</meta:creation-date>
    <dc:date>2023-06-18T15:26:33.611114423</dc:date>
    <meta:editing-duration>PT2H16M30S</meta:editing-duration>
    <meta:editing-cycles>1</meta:editing-cycles>
    <meta:document-statistic meta:table-count="1" meta:cell-count="18" meta:object-count="0"/>
    <meta:generator>LibreOffice/7.3.7.2$Linux_X86_64 LibreOffice_project/30$Build-2</meta:generator>
  </office:meta>
</office:document-meta>
</file>